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592.4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358.95pt"/>
    </style:style>
    <style:style style:name="co5" style:family="table-column">
      <style:table-column-properties fo:break-before="auto" style:column-width="380.55pt"/>
    </style:style>
    <style:style style:name="co6" style:family="table-column">
      <style:table-column-properties fo:break-before="auto" style:column-width="215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358.41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125.29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109.8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196.04pt"/>
    </style:style>
    <style:style style:name="co18" style:family="table-column">
      <style:table-column-properties fo:break-before="auto" style:column-width="169.0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49.19pt" fo:break-before="auto" style:use-optimal-row-height="false"/>
    </style:style>
    <style:style style:name="ro5" style:family="table-row">
      <style:table-row-properties style:row-height="36.71pt" fo:break-before="auto" style:use-optimal-row-height="true"/>
    </style:style>
    <style:style style:name="ro6" style:family="table-row">
      <style:table-row-properties style:row-height="137.96pt" fo:break-before="auto" style:use-optimal-row-height="true"/>
    </style:style>
    <style:style style:name="ro7" style:family="table-row">
      <style:table-row-properties style:row-height="25.46pt" fo:break-before="auto" style:use-optimal-row-height="true"/>
    </style:style>
    <style:style style:name="ro8" style:family="table-row">
      <style:table-row-properties style:row-height="47.96pt" fo:break-before="auto" style:use-optimal-row-height="true"/>
    </style:style>
    <style:style style:name="ro9" style:family="table-row">
      <style:table-row-properties style:row-height="70.44pt" fo:break-before="auto" style:use-optimal-row-height="true"/>
    </style:style>
    <style:style style:name="ro10" style:family="table-row">
      <style:table-row-properties style:row-height="104.2pt" fo:break-before="auto" style:use-optimal-row-height="true"/>
    </style:style>
    <style:style style:name="ro11" style:family="table-row">
      <style:table-row-properties style:row-height="15.79pt" fo:break-before="auto" style:use-optimal-row-height="true"/>
    </style:style>
    <style:style style:name="ro12" style:family="table-row">
      <style:table-row-properties style:row-height="23.95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font-name="Century Gothic" fo:font-size="10pt" style:font-size-asian="10pt" style:font-size-complex="10pt"/>
    </style:style>
    <style:style style:name="ce11" style:family="table-cell" style:parent-style-name="Default" style:data-style-name="N100">
      <style:table-cell-properties fo:wrap-option="wrap"/>
      <style:text-properties style:font-name="Century 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8" style:family="table-cell" style:parent-style-name="Default">
      <style:table-cell-properties fo:padding="2.01pt"/>
      <style:text-properties style:font-name="Century Gothic"/>
    </style:style>
    <style:style style:name="ce9" style:family="table-cell" style:parent-style-name="Default">
      <style:text-properties style:font-name="Century Gothic"/>
    </style:style>
    <style:style style:name="ce10" style:family="table-cell" style:parent-style-name="Default" style:data-style-name="N3">
      <style:table-cell-properties fo:padding="2.01pt"/>
      <style:text-properties style:font-name="Century Gothic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5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  <table:table-cell table:style-name="ce4" office:value-type="string" calcext:value-type="string">
            <text:p>Column_3</text:p>
          </table:table-cell>
          <table:table-cell table:style-name="ce4" office:value-type="string" calcext:value-type="string">
            <text:p>Column_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icable Codes:</text:p>
          </table:table-cell>
          <table:table-cell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08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09</text:p>
            <text:p>• (WI Commercial Building Code Chapter 365)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<text:a xlink:href="https://up.codes/viewer/wyoming/ibc-2015/chapter/9/fire-protection-systems#903" xlink:type="simple">https://up.codes/viewer/wyoming/ibc-2015/chapter/9/fire-protection-systems#903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ment:</text:p>
          </table:table-cell>
          <table:table-cell office:value-type="string" calcext:value-type="string">
            <text:p>No Basement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hapter 5 Classification of Work:</text:p>
          </table:table-cell>
          <table:table-cell office:value-type="string" calcext:value-type="string">
            <text:p>New</text:p>
          </table:table-cell>
          <table:table-cell table:style-name="ce3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apter 3 Use and Occupancy Classification:</text:p>
          </table:table-cell>
          <table:table-cell office:value-type="string" calcext:value-type="string">
            <text:p>311.2 Moderate-Hazard Storage, Group S-1</text:p>
          </table:table-cell>
          <table:table-cell table:style-name="ce3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pter 4 Special Detailed Requirements Based on Use and Occupancy:</text:p>
          </table:table-cell>
          <table:table-cell office:value-type="string" calcext:value-type="string">
            <text:p>406.8 Repair Garages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Section 602 Construction Classification:</text:p>
          </table:table-cell>
          <table:table-cell office:value-type="string" calcext:value-type="string">
            <text:p>VB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ble 504.3a Allowable Building Height In Feet Above Grade Plane:</text:p>
          </table:table-cell>
          <table:table-cell office:value-type="string" calcext:value-type="string">
            <text:p>Allowed:1</text:p>
            <text:p>Actual:1</text:p>
          </table:table-cell>
          <table:table-cell table:style-name="ce3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6.2 Allowable Area Determination:</text:p>
          </table:table-cell>
          <table:table-cell office:value-type="string" calcext:value-type="string">
            <text:p>9000 sf</text:p>
          </table:table-cell>
          <table:table-cell table:style-name="ce3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6.3 Frontage Increase:</text:p>
          </table:table-cell>
          <table:table-cell office:value-type="string" calcext:value-type="string">
            <text:p>Calculation not used</text:p>
          </table:table-cell>
          <table:table-cell table:style-name="ce3" office:value-type="string" calcext:value-type="string"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8.3 Nonseparated Occupancies: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8.4 Separated Occupancies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able 602 Fire-resistance Rating Requirements For Exterior Walls Based On Fire Separation Distance:</text:p>
          </table:table-cell>
          <table:table-cell office:value-type="string" calcext:value-type="string">
            <text:p>Structural Frame: 0 hr</text:p>
            <text:p>Bearing Walls- exterior: 0 hr</text:p>
            <text:p>Bearing Walls-interior: 0 hr</text:p>
            <text:p>Non-bearing walls-exterior - </text:p>
            <text:p>Fire Separation Distance</text:p>
            <text:p>      • X &lt; 5c = 0 hr</text:p>
            <text:p>      • 5 = X&lt; 10 = 0 hr</text:p>
            <text:p>      • 10 = X&lt; 30 = 0 hr</text:p>
            <text:p>      • X = 30 = 0 hr</text:p>
            <text:p>Non-bearing walls-interior: 0 hr</text:p>
            <text:p>Floor Construction: 0 hr</text:p>
            <text:p>Roof Construction: 0 hr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ble 1020.1 Corridor Fire-resistance Rating:</text:p>
          </table:table-cell>
          <table:table-cell office:value-type="string" calcext:value-type="string">
            <text:p>0 hr with Sprinklers</text:p>
          </table:table-cell>
          <table:table-cell table:style-name="ce3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1006.2.1 Egress Based on Occupant Load and Common Path of Egress Travel Distance:</text:p>
          </table:table-cell>
          <table:table-cell office:value-type="string" calcext:value-type="string">
            <text:p>Maximum Common Path without Sprinkler System: 75ft</text:p>
            <text:p>Maximum Occupant Load Of Space With One Exit:</text:p>
            <text:p>      • M: 49ft</text:p>
          </table:table-cell>
          <table:table-cell table:style-name="ce3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ction 1017 Exit Access Travel Distance:</text:p>
          </table:table-cell>
          <table:table-cell office:value-type="string" calcext:value-type="string">
            <text:p>Maximum Exit Access Travel Distance with Sprinklers:</text:p>
            <text:p>R-2: 250ft</text:p>
            <text:p>S-1: 250ft</text:p>
          </table:table-cell>
          <table:table-cell table:style-name="ce3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20.4 Dead Ends:</text:p>
          </table:table-cell>
          <table:table-cell office:value-type="string" calcext:value-type="string">
            <text:p>20ft</text:p>
          </table:table-cell>
          <table:table-cell table:style-name="ce3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able 906.3(1) Fire Extinguishers For Class A Fire Hazards </text:p>
          </table:table-cell>
          <table:table-cell office:value-type="string" calcext:value-type="string">
            <text:p>Type 2-A: </text:p>
            <text:p>      • (everywhere except kitchen)</text:p>
            <text:p>      • Maximum Floor Area Per Unit of A: 1,500sf</text:p>
            <text:p>      • Maximum Distance to Extinguisher: 75ft</text:p>
            <text:p>      • Hazard Classification: Ordinary (Moderate)</text:p>
            <text:p/>
          </table:table-cell>
          <table:table-cell table:style-name="ce3" office:value-type="string" calcext:value-type="string">
            <text:p><text:a xlink:href="https://up.codes/viewer/wyoming/ifc-2015/chapter/9/fire-protection-systems#906" xlink:type="simple">https://up.codes/viewer/wyoming/ifc-2015/chapter/9/fire-protection-systems#906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2902.1 Minimum Number of Fixtures</text:p>
          </table:table-cell>
          <table:table-cell office:value-type="string" calcext:value-type="string">
            <text:p>Classification &amp; Occupancy: </text:p>
            <text:p>      • S1</text:p>
            <text:p>Water Closets: 1 per100</text:p>
            <text:p>      • Women (Required/Provided) 1/1</text:p>
            <text:p>      • Men (Required/Provided): 1/1</text:p>
            <text:p>Lavatories: 1 per 100</text:p>
            <text:p>      • Women (Required/Provided) 1/1</text:p>
            <text:p>      • Men (Required/Provided): 1/1</text:p>
            <text:p/>
          </table:table-cell>
          <table:table-cell table:style-name="ce3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8">
          <table:table-cell/>
          <table:table-cell office:value-type="string" calcext:value-type="string"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8">
          <table:table-cell/>
          <table:table-cell office:value-type="string" calcext:value-type="string">
            <text:p>Bathtubs/Showers: N/A</text:p>
            <text:p>Drinking Fountains:</text:p>
            <text:p>      • (Required/Provided): 1/1</text:p>
            <text:p>Other: N/A</text:p>
          </table:table-cell>
          <table:table-cell table:style-name="ce3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6.2" table:style-name="ta1">
        <table:table-column table:style-name="co7" table:number-columns-repeated="1024" table:default-cell-style-name="ce9"/>
        <table:table-row table:style-name="ro11">
          <table:table-cell table:style-name="ce8" office:value-type="string" calcext:value-type="string">
            <text:p>CLASSIFICATION</text:p>
          </table:table-cell>
          <table:table-cell table:style-name="ce8"/>
          <table:table-cell table:style-name="ce8" office:value-type="string" calcext:value-type="string">
            <text:p>TYPE I</text:p>
          </table:table-cell>
          <table:table-cell table:style-name="ce8"/>
          <table:table-cell table:style-name="ce8" office:value-type="string" calcext:value-type="string">
            <text:p>TYPE II</text:p>
          </table:table-cell>
          <table:table-cell table:style-name="ce8"/>
          <table:table-cell table:style-name="ce8" office:value-type="string" calcext:value-type="string">
            <text:p>TYPE III</text:p>
          </table:table-cell>
          <table:table-cell table:style-name="ce8"/>
          <table:table-cell table:style-name="ce8" office:value-type="string" calcext:value-type="string">
            <text:p>TYPE IV</text:p>
          </table:table-cell>
          <table:table-cell table:style-name="ce8" office:value-type="string" calcext:value-type="string">
            <text:p>TYPE V</text:p>
          </table:table-cell>
          <table:table-cell table:style-name="ce8"/>
          <table:table-cell table:number-columns-repeated="1013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5500" calcext:value-type="float">
            <text:p>3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5000" calcext:value-type="float">
            <text:p>25,000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33500" calcext:value-type="float">
            <text:p>33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1500" calcext:value-type="float">
            <text:p>21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500" calcext:value-type="float">
            <text:p>9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50500" calcext:value-type="float">
            <text:p>50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000" calcext:value-type="float">
            <text:p>1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79000" calcext:value-type="float">
            <text:p>79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8500" calcext:value-type="float">
            <text:p>38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NS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Sc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6500" calcext:value-type="float">
            <text:p>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Sd, e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55000" calcext:value-type="float">
            <text:p>55,0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4500" calcext:value-type="float">
            <text:p>4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NSd, e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NSd, f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NSd, g</text:p>
          </table:table-cell>
          <table:table-cell table:style-name="ce8" office:value-type="string" calcext:value-type="string">
            <text:p>UL</text:p>
          </table:table-cell>
          <table:table-cell table:style-name="ce8" office:value-type="float" office:value="60.5" calcext:value-type="float">
            <text:p>60.5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NSd, h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20000" calcext:value-type="float">
            <text:p>220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66000" calcext:value-type="float">
            <text:p>6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20000" calcext:value-type="float">
            <text:p>20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2000" calcext:value-type="float">
            <text:p>14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6000" calcext:value-type="float">
            <text:p>2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0000" calcext:value-type="float">
            <text:p>100,000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134000" calcext:value-type="float">
            <text:p>1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21000" calcext:value-type="float">
            <text:p>121,000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86000" calcext:value-type="float">
            <text:p>86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92000" calcext:value-type="float">
            <text:p>192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8000" calcext:value-type="float">
            <text:p>3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02000" calcext:value-type="float">
            <text:p>202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2000" calcext:value-type="float">
            <text:p>5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16000" calcext:value-type="float">
            <text:p>316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4000" calcext:value-type="float">
            <text:p>154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4000" calcext:value-type="float">
            <text:p>5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4000" calcext:value-type="float">
            <text:p>44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3R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M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65000" calcext:value-type="float">
            <text:p>165,0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9500" calcext:value-type="float">
            <text:p>49,5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06500" calcext:value-type="float">
            <text:p>10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9500" calcext:value-type="float">
            <text:p>19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5000" calcext:value-type="float">
            <text:p>75,000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00500" calcext:value-type="float">
            <text:p>100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8" office:value-type="float" office:value="108000" calcext:value-type="float">
            <text:p>108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81500" calcext:value-type="float">
            <text:p>181,500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4500" calcext:value-type="float">
            <text:p>64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8500" calcext:value-type="float">
            <text:p>28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51500" calcext:value-type="float">
            <text:p>151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39000" calcext:value-type="float">
            <text:p>3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37000" calcext:value-type="float">
            <text:p>237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5500" calcext:value-type="float">
            <text:p>115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40500" calcext:value-type="float">
            <text:p>40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3000" calcext:value-type="float">
            <text:p>33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 table:number-rows-repeated="104849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1006.2.1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number-columns-repeated="1019" table:default-cell-style-name="ce9"/>
        <table:table-row table:style-name="ro11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MAXIMUM OCCUPANT</text:p>
          </table:table-cell>
          <table:table-cell table:style-name="ce8" office:value-type="string" calcext:value-type="string">
            <text:p>MAXIMUM COMMON PATH OF EGRESS TRAVEL DISTANCE (feet)</text:p>
          </table:table-cell>
          <table:table-cell table:style-name="ce8" table:number-columns-repeated="2"/>
          <table:table-cell table:number-columns-repeated="1019"/>
        </table:table-row>
        <table:table-row table:style-name="ro11">
          <table:table-cell table:style-name="ce8"/>
          <table:table-cell table:style-name="ce8" office:value-type="string" calcext:value-type="string">
            <text:p>LOAD OF SPACE</text:p>
          </table:table-cell>
          <table:table-cell table:style-name="ce8" office:value-type="string" calcext:value-type="string">
            <text:p>Without Sprinkler System</text:p>
          </table:table-cell>
          <table:table-cell table:style-name="ce8"/>
          <table:table-cell table:style-name="ce8" office:value-type="string" calcext:value-type="string">
            <text:p>With Sprinkler System</text:p>
          </table:table-cell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(feet)</text:p>
          </table:table-cell>
          <table:table-cell table:style-name="ce8"/>
          <table:table-cell table:style-name="ce8" office:value-type="string" calcext:value-type="string">
            <text:p>(feet)</text:p>
          </table:table-cell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Occupant Load</text:p>
          </table:table-cell>
          <table:table-cell table:style-name="ce8" table:number-columns-repeated="2"/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OL ≤ 30</text:p>
          </table:table-cell>
          <table:table-cell table:style-name="ce8" office:value-type="string" calcext:value-type="string">
            <text:p>OL &gt; 30</text:p>
          </table:table-cell>
          <table:table-cell table:style-name="ce8"/>
          <table:table-cell table:number-columns-repeated="1019"/>
        </table:table-row>
        <table:table-row table:style-name="ro11">
          <table:table-cell table:style-name="ce8" office:value-type="string" calcext:value-type="string">
            <text:p>Ac, E, M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F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H-1, H-2, H-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25b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H-4, H-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b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I-1, I-2d, I-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3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4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S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1017.2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7" table:number-columns-repeated="1021" table:default-cell-style-name="ce9"/>
        <table:table-row table:style-name="ro11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WITHOUT SPRINKLER</text:p>
          </table:table-cell>
          <table:table-cell table:style-name="ce8" office:value-type="string" calcext:value-type="string">
            <text:p>WITH SPRINKLER</text:p>
          </table:table-cell>
          <table:table-cell table:number-columns-repeated="1021"/>
        </table:table-row>
        <table:table-row table:style-name="ro11">
          <table:table-cell table:style-name="ce8"/>
          <table:table-cell table:number-columns-repeated="2" table:style-name="ce8" office:value-type="string" calcext:value-type="string">
            <text:p>SYSTEM</text:p>
          </table:table-cell>
          <table:table-cell table:number-columns-repeated="1021"/>
        </table:table-row>
        <table:table-row table:style-name="ro11">
          <table:table-cell table:style-name="ce8"/>
          <table:table-cell table:number-columns-repeated="2" table:style-name="ce8" office:value-type="string" calcext:value-type="string">
            <text:p>(feet)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A, E, F-1, M, R, S-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3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F-2, S-2, U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4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75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00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50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75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I-2, I-3, I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ve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6"/>
        <table:table-column table:style-name="co7" table:default-cell-style-name="ce5"/>
        <table:table-row table:style-name="ro12">
          <table:table-cell/>
          <table:table-cell office:value-type="string" calcext:value-type="string">
            <text:p>Building perimeter lengths (ft)</text:p>
          </table:table-cell>
          <table:table-cell office:value-type="string" calcext:value-type="string">
            <text:p>Distance to property line or to far side of R.O.W. (ft)</text:p>
          </table:table-cell>
          <table:table-cell/>
        </table:table-row>
        <table:table-row table:style-name="ro12">
          <table:table-cell office:value-type="string" calcext:value-type="string">
            <text:p>facing north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office:value-type="string" calcext:value-type="string">
            <text:p>facing east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office:value-type="string" calcext:value-type="string">
            <text:p>facing south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office:value-type="string" calcext:value-type="string">
            <text:p>facing west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table:number-columns-repeated="4"/>
        </table:table-row>
        <table:table-row table:style-name="ro14">
          <table:table-cell office:value-type="string" calcext:value-type="string">
            <text:p>Allowable Areas and Heights </text:p>
            <text:p>Type IIIB</text:p>
            <text:p>Factory (F-2) Occupancy</text:p>
          </table:table-cell>
          <table:table-cell table:number-columns-repeated="3"/>
        </table:table-row>
        <table:table-row table:style-name="ro13">
          <table:table-cell/>
          <table:table-cell office:value-type="string" calcext:value-type="string">
            <text:p>Allowable area per floor: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stories: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3">
          <table:table-cell table:number-columns-repeated="4"/>
        </table:table-row>
        <table:table-row table:style-name="ro14">
          <table:table-cell office:value-type="string" calcext:value-type="string">
            <text:p>Allowable Areas and Heights</text:p>
            <text:p>Type IIIB</text:p>
            <text:p>Business (B) Occupancy</text:p>
          </table:table-cell>
          <table:table-cell office:value-type="string" calcext:value-type="string">
            <text:p>Allowable area per floor: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stories: </text:p>
          </table:table-cell>
          <table:table-cell office:value-type="string" calcext:value-type="string">
            <text:p>3</text:p>
          </table:table-cell>
          <table:table-cell/>
        </table:table-row>
      </table:table>
      <table:named-expressions/>
      <table:database-ranges>
        <table:database-range table:name="__Anonymous_Sheet_DB__1" table:target-range-address="'506.2'.A3:'506.2'.K83" table:contains-header="false">
          <table:sort>
            <table:sort-by table:field-number="1" table:data-type="automatic"/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 style:data-style-name="N2" text:time-value="10:39:26.6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21:12:27.208000000</dc:date>
    <meta:editing-duration>P1DT18H52M23S</meta:editing-duration>
    <meta:editing-cycles>43</meta:editing-cycles>
    <meta:generator>LibreOffice/5.3.2.2$Windows_X86_64 LibreOffice_project/6cd4f1ef626f15116896b1d8e1398b56da0d0ee1</meta:generator>
    <meta:document-statistic meta:table-count="5" meta:cell-count="1117" meta:object-count="0"/>
  </office:meta>
</office:document-meta>
</file>